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text-properties fo:font-size="18pt" style:font-size-asian="18pt" style:font-size-complex="18pt"/>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nriser</text:p>
      <text:p text:style-name="P2"><text:span text:style-name="T1">Autor: KingofHills</text:span></text:p>
      <text:p text:style-name="P2"><text:span text:style-name="T1">[Adventure][Violence][Crossover]</text:span></text:p>
      <text:p text:style-name="P1"/>
      <text:p text:style-name="P4">W bardzo, bardzo dalekiej przyszłości, wiele lat świetlnych od magicznej krainy Equestrii...</text:p>
      <text:p text:style-name="P3"/>
      <text:p text:style-name="P4">Kapitan Starshine Shield spoglądał gorączkowo na aktywną makietę pola bitwy. Sytuacja nie prezentowała się kolorowo. Oto jego lotniskowiec szturmowy ESS „Sunriser”, nazwany na cześć niegdyś panującej, wielkiej Władczyni Słońca Celestii, okrążany był z wielu stron przez wroga. Do dyspozycji miał zaledwie dwa sojusznicze krążowniki, ledwie trzymającego się, zmechanizowanego snajpera, dwie jednostki wsparcia, jedną ciężko opancerzoną, a także jednego mecha szturmowego – wszystkie typu Ryder. </text:p>
      <text:p text:style-name="P3"/>
      <text:p text:style-name="P4">Przeciwko sobie zaś mieli szturmowy lotniskowiec, dwa lotniskowce zwykłe, kilka fregat, trzy ciężkie bombowce rozstawione bardzo daleko od siebie, dwie jednostki wsparcia oraz mnóstwo ryderów różnej maści.</text:p>
      <text:p text:style-name="P3"/>
      <text:p text:style-name="P4">– Sekcje trzydziesta druga, sześćdziesiąta oraz druga odniosły uszkodzenia! – zawiadomiła Crescent Moon, pegaz i zarazem pierwsza oficer equestriańskiego lotniskowca, gdy potężny huk rozległ się niedaleko mostka. – Kapitanie, rozkazy!</text:p>
      <text:p text:style-name="P3"/>
      <text:p text:style-name="P4">Starshine miał niemały mętlik w głowie. Za dużo wrogów, za mało środków. Gdyby tylko mógł choć na chwilę zatrzymać czas i pomyśleć… przeanalizować sytuację, odpowiednio dobrać taktykę, wyeliminować najgroźniejsze bądź najsłabsze ogniwa. Lecz tymczasem działa i lasery wroga niemiłosiernie uderzały o kadłub, coraz bardziej grożąc zniszczeniem statku.</text:p>
      <text:p text:style-name="P3"/>
      <text:p text:style-name="P4"><text:span text:style-name="T2">Weź się w garść, </text:span>pomyślał Shield, jednorożec szarej maści o białej, średniej długości grzywie. U boku widniał jego znaczek: tarcza niczym ze starych, przedgwiezdnych czasów, otoczona energetyczną barierą – wynalazkiem znacznie nowszej ery. <text:span text:style-name="T2">Bywałeś już w gorszych tarapatach.</text:span></text:p>
      <text:p text:style-name="P3"/>
      <text:p text:style-name="P4">Trudno było o bardziej trafne stwierdzenie. Ile razy zdarzało się już, że załoga „Sunrisera” harowała ponad swoje możliwości tylko po to, by nie zginąć marnie na polu bitwy? Jak często <office:annotation><dc:date>0000-00-00T00:00:00</dc:date><text:p text:style-name="P6"><text:span text:style-name="T3">marynarze? dunno</text:span></text:p></office:annotation>członkowie okrętu ledwo uchodzili z życiem przez niesprzyjające warunki? Nie wspominając już o różnorakich eskortach ważnych celów, gdy absolutnie najważniejszym zadaniem była ochrona ich przed wrogą armadą?</text:p>
      <text:p text:style-name="P3"/>
      <text:p text:style-name="P4">Zaprawdę, ciężko było zliczyć wszelkie momenty grozy. Lecz zawsze, ale to zawsze dawało się znaleźć jakieś rozwiązanie. Nie inaczej było i w tym przypadku. Jak zawsze, wróg przewyższał ich liczebnie… ale niekoniecznie jakościowo. </text:p>
      <text:p text:style-name="P3"/>
      <text:p text:style-name="P4">Shield wiedział już, co robić. W przypadku wojny podjazdowej niezawodna okazywała się taktyka ognia skoncentrowanego. Im większy i niebezpieczniejszy był cel, tym bardziej koncentrowano na nim ostrzał. Opłacało się zatem wydawać ciężko zarabianą <text:soft-page-break/>walutę na najświeższe nowinki prosto ze świata techniki: system celowania dział kinetycznych, eksperymentalna amunicja, ulepszone generatory osłony przeciwlaserowej czy dodatkowe uzbrojenie w postaci niszczycielskich torped były tylko kilkoma przykładami tego, jak Sunriser mógł lepiej przygotować się do bitwy. Nie tyczyło się to zresztą tylko głównego statku, ale także jednostek wspomagania i innych ryderów.</text:p>
      <text:p text:style-name="P3"/>
      <text:p text:style-name="P4">– Przygotować się do wystrzału z dział kinetycznych! – zarządził jednorożec. Pierwsza oficer zasalutowała, przekazując rozkaz dalej, do wszystkich kuców na statku.</text:p>
      <text:p text:style-name="P3"/>
      <text:p text:style-name="P4">– Celować w ich główny lotniskowiec!</text:p>
      <text:p text:style-name="P3"/>
      <text:p text:style-name="P4">W ruch poszły kopyta. Celowniczy skalibrowali celowniki, mierząc w masywną, acz odległą sylwetkę flagowego okrętu oddziałów wroga. Przy odrobinie szczęścia udałoby się go zniszczyć jedną celną salwą.</text:p>
      <text:p text:style-name="P3"/>
      <text:p text:style-name="P4">– OGNIA!</text:p>
      <text:p text:style-name="P4"/>
      <text:p text:style-name="P4">Ogromny, rozdzierający huk wydobył się z luf czterech potężnych dział, wysyłających jednocześnie niszczycielskie pociski kumulacyjne. Shield patrzył, jak lecą nieuchronnie w stronę wrogiego statku, niezdolnego do manewrów unikowych. Parę sekund później z mostka dało się zauważyć odległą, acz sporą eksplozję.</text:p>
      <text:p text:style-name="P4"/>
      <text:p text:style-name="P4">– Trafienie! – potwierdziła Crescent Moon z lekkim uśmieszkiem. Pierwsza oficer nie była znana z wylewności i pozytywnych emocji. Mimo to, każde osobne trafienie we wroga wywoływało na jej pyszczku mieszankę tryumfu, zadowolenia i chłodnej afirmacji. Taki widok, choć niezmiernie rzadki ze względu na naturę klaczy, nie był niczym nowym na polu bitwy.</text:p>
      <text:p text:style-name="P4"/>
      <text:p text:style-name="P4">Nie był to jednak, oczywiście, koniec bitwy. Sam lotniskowiec wroga nie został w żadnym wypadku zniszczony. Jednak uszkodzony generator osłon, pożar jednego z silników oraz generalne uszkodzenia z pewnością pomogły ekipie „Sunrisera”.</text:p>
      <text:p text:style-name="P4"/>
      <text:p text:style-name="P4">Shield spojrzał raz jeszcze na makietę pola bitwy. Na całe szczęście ogień wroga nie koncentrował się na jego mechu snajperskim, który raportował liczne uszkodzenia. Gdyby choć jeden zagubiony pocisk kinetyczny w niego trafił, drużyna protagonistów utraciłaby ważnego sojusznika, znaczną siłę ognia, a co najważniejsze – przyjaciółkę. Ta oto klacz stwierdziła jednocześnie gotowość do wykonania rozkazów. Nawet pomimo problemów, Celestial Streak gotowa była oddać strzał, zaś jeśli byłoby trzeba - życie, za swoich kompanów.</text:p>
      <text:p text:style-name="P4"/>
      <text:p text:style-name="P4">– Cele, postaraj się dobić systemy osłon wroga – powiedział spokojnie, lecz stanowczo kapitan Shield. Milcząc, klacz posłusznie wykonała rozkaz i oddała pojedynczy celny strzał w stronę uszkodzonego lotniskowca. Pocisk trafił niemalże idealnie w zewnętrzny generator osłon, pozbawiając wroga jakiejkolwiek ochrony przed pociskami magicznymi i zadając ogromne uszkodzenia.</text:p>
      <text:p text:style-name="P4"/>
      <text:p text:style-name="P4">– Doskonała robota! Royal, wykończ go! – zakomenderował kapitan, zwracając się do pilota rydera szturmowego. Royal Stream był z kolei ogierem, który nie bał się żadnego <text:soft-page-break/>ryzyka. Zawsze skory do pomocy, skoczyłby nawet w ogień za swoim kapitanem. Aktualnie operował we własnoręcznie zbudowanym mechu szturmowym, z siłą ognia i manewrowością na tyle dużą, by w pojedynkę dać radę kilku słabszym jednostkom.</text:p>
      <text:p text:style-name="P4"/>
      <text:p text:style-name="P4">– Się robi, kapitanie! – odpowiedział przez interkom kuc ziemny, podlatując bliżej pomimo stałych salw z działek i laserów wroga. Jako że osłony przeciwenergetyczne celu przestały istnieć, można było bezproblemowo strzelać magicznymi działami laserowymi bez obaw, że odbiją się od wroga niczym od bańki. Dzięki brakowi odrzutu broni magicznej o wiele łatwiej było też wycelować; toteż Royal zdziwił się niezmiernie, gdy wystrzał… spudłował. Przeleciał dosłownie parę metrów obok, w kosmiczny eter, znikając z pola widzenia.</text:p>
      <text:p text:style-name="P4"/>
      <text:p text:style-name="P4">– No chyba sobie żartujecie! – jęknął do siebie, zmuszony do chyżego i dość chaotycznego odwrotu przez narastający ogień wroga. </text:p>
      <text:p text:style-name="P4"/>
      <text:p text:style-name="P4">– Kapitanie, melduję brak trafienia! – potwierdziła Crescent Moon, marszcząc czoło na widok lotniskowca, który – choć dymiący – zdawał się odzyskiwać swoją barierę. – Musimy szybko pokonać flotę wroga, kapitanie. Obawiam się, że inaczej niewiele z nas zostanie.</text:p>
      <text:p text:style-name="P4"/>
      <text:p text:style-name="P4">Shield pokręcił głową z dezaprobatą. Jednostki przeciwników znajdowały się coraz bliżej, grożąc bezpośrednim trafieniem. Tylko usunięcie z gry ich lidera mogło w jakikolwiek sposób pomóc, a być może nawet i zakończyć bitwę. W tej sytuacji trzeba było postawić wszystko na jedną kartę… bardzo ryzykowną kartę.</text:p>
      <text:p text:style-name="P4"/>
      <text:p text:style-name="P4">– Odpalić torpedy.</text:p>
      <text:p text:style-name="P4"/>
      <text:p text:style-name="P4">Crescent spojrzała z lekkim zwątpieniem na kapitana, ale kiwnęła głową i wydała odpowiednie rozkazy. Nie było na „Sunriserze” broni potężniejszej od torpedy dalekiego zasięgu. Bardzo celne i niewiarygodnie potężne, miały jednak jedną zasadniczą wadę: były na tyle duże, że automatyczne systemy obronne z łatwością mogły je zniszczyć zanim doleciały do celu.</text:p>
      <text:p text:style-name="P4"/>
      <text:p text:style-name="P4">A teraz wszystko zależało od tego, czy wrogie statki nie przechwycą torpedy, czy trafi ona do lotniskowca i czy zdoła go zniszczyć.</text:p>
      <text:p text:style-name="P4"/>
      <text:p text:style-name="P4">– Niech nas prakuce mają w opiece… – mruknął do siebie kapitan Shield, podnosząc wzrok z powrotem na makietę pola bitwy. </text:p>
      <text:p text:style-name="P4"/>
      <text:p text:style-name="P4">– OGNIA!</text:p>
      <text:p text:style-name="P4"/>
      <text:p text:style-name="P4">W pewnej chwili nastąpiła cisza, przerywana jedynie odgłosami wystrzałów wroga. Następnie długi, szorstki huk rozbrzmiał na całym głównym pokładzie Sunrisera: rakieta została wystrzelona. Wszyscy na mostku ze wstrzymanym oddechem wpatrywali się w małą, przemieszczającą się ikonkę na makiecie, która powoli, lecz stabilnie zbliżała się do flagowego okrętu wojennego przeciwnika. Ledwie minąwszy pierwszą linię obrony, ostatnia nadzieja z każdą sekundą była coraz bliżej swego celu.</text:p>
      <text:p text:style-name="P4"/>
      <text:p text:style-name="P4"><text:soft-page-break/>Rakieta cudem minęła ostatnią linię obrony i leciała prosto w kierunku lotniskowca szturmowego wroga. W następnej chwili jedynym, co dało się zauważyć, był błysk. Oślepiające światło zasłoniło widok statku roztrzaskanego na malutkie kawałeczki wraz z towarzyszącymi mu, pozostałymi lotniskowcami, krążownikami oraz statkiem wsparcia.</text:p>
      <text:p text:style-name="P4"/>
      <text:p text:style-name="P4">Jednak nawet bez możliwości zobaczenia tego na własne oczy, załoga „Sunrisera” wiedziała, że się udało. Nie było lepszego wyznacznika sukcesu niż okręt obracający się w proch. Radosne okrzyki rozległy się na pokładzie całego okrętu. Oddziały wroga zaczęły się wycofywać. Strat nie odniesiono żadnych.</text:p>
      <text:p text:style-name="P4"/>
      <text:p text:style-name="P4">Niewiarygodne, jak bardzo szczęście potrafi przesądzić o wyniku bitwy.</text:p>
      <text:p text:style-name="P3"/>
      <text:p text:style-name="P2">*<text:tab/>*<text:tab/>*</text:p>
      <text:p text:style-name="P2"/>
      <text:p text:style-name="P4">– Melduj, Moon.</text:p>
      <text:p text:style-name="P4"/>
      <text:p text:style-name="P4">– „Sunriser” wymaga znacznych napraw na poziomie kadłuba, zwłaszcza na pokładach 1 i 2. Wszystkie rydery powróciły do swoich hangarów. „Liberator” odniósł nieznaczne obrażenia, nic, co mogłoby przeszkodzić w operacjach. Sugeruje się jednak przegląd techniczny – zaczęła pierwsza oficer.</text:p>
      <text:p text:style-name="P4"/>
      <text:p text:style-name="P4">– „Feniks” oraz „Paladyn” odniosły liczne pomniejsze uszkodzenia pancerza, w dodatku serwomotory u tego drugiego przestały należycie działać. Na czas napraw będzie niezdatny do walki. Z kolei „Serafin” wymaga sporych reperacji ze względu na usterki – kontynuowała, przeglądając raporty bitewne.</text:p>
      <text:p text:style-name="P4"/>
      <text:p text:style-name="P4">– Co z resztą oddziałów wroga? </text:p>
      <text:p text:style-name="P4"/>
      <text:p text:style-name="P4">– W rozsypce, kapitanie – stwierdziła krótko, uśmiechając się lekko, Moon. – Nie wiem, dlaczego krążowniki i bombowce nie kontynuowały natarcia, ale widać naprawdę wiele zależało od tego lotniskowca PACT. Pozostałe rydery poddały się i oczekują na transfer do najbliższego przyjaznego systemu w celu internowania.</text:p>
      <text:p text:style-name="P4"/>
      <text:p text:style-name="P4">Starshine Shield odetchnął z ulgą. Naprawdę mało brakowało do tego, aby ta bitwa zakończyła się kompletnie odwrotnie.</text:p>
      <text:p text:style-name="P4"/>
      <text:p text:style-name="P4">– Spocznij. Wykonaliśmy dziś kawał dobrej roboty – stwierdził, uśmiechając się do swojej zastępczyni.</text:p>
      <text:p text:style-name="P4"/>
      <text:p text:style-name="P4">– A i owszem… jeszcze chyba nigdy nie mieliśmy tyle szczęścia – odparła rzeczowo Crescent. – Musimy pomyśleć nad tym, aby w przyszłości mieć jakikolwiek plan zapasowy. A tymczasem… dokąd teraz, kapitanie?</text:p>
      <text:p text:style-name="P4"/>
      <text:p text:style-name="P4">Shield zawahał się chwilę. Okazji do walki było sporo, o wiele więcej niż do odpoczynku.</text:p>
      <text:p text:style-name="P4"/>
      <text:p text:style-name="P4">– Cóż… jako że Sunriser potrzebuje napraw, zamierzam udać się do najbliższego portu.</text:p>
      <text:p text:style-name="P4"><text:soft-page-break/></text:p>
      <text:p text:style-name="P4">– Tak jest – odparła krótko pegaz i zaczęła odchodzić.</text:p>
      <text:p text:style-name="P4"/>
      <text:p text:style-name="P4">– Ah, Moon? – dodał jeszcze jednorożec. Adresowana klacz obróciła się w jego stronę. </text:p>
      <text:p text:style-name="P4"/>
      <text:p text:style-name="P3"><text:tab/>– Po naprawach udamy się na planetę Deimos.</text:p>
      <text:p text:style-name="P3"/>
      <text:p text:style-name="P3"><text:tab/>Pierwsza oficer zmarszczyła brwi.</text:p>
      <text:p text:style-name="P3"/>
      <text:p text:style-name="P3"><text:tab/>– Uzupełnienie zapasów? – zasugerowała. Shield tylko się uśmiechnął.</text:p>
      <text:p text:style-name="P3"/>
      <text:p text:style-name="P3"><text:tab/>– Nie – stwierdził. – Lecimy na plaż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9T18:06:38.415000000</dc:date>
    <meta:editing-duration>PT3H54M19S</meta:editing-duration>
    <meta:document-statistic meta:table-count="0" meta:image-count="0" meta:object-count="0" meta:page-count="5" meta:paragraph-count="52" meta:word-count="1425" meta:character-count="10486" meta:non-whitespace-character-count="9049"/>
  </office:meta>
</office:document-meta>
</file>